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1a2c5" officeooo:paragraph-rsid="0001a2c5"/>
    </style:style>
    <style:style style:name="P2" style:family="paragraph" style:parent-style-name="Standard">
      <style:text-properties officeooo:rsid="0001a2c5" officeooo:paragraph-rsid="000e6ecb"/>
    </style:style>
    <style:style style:name="P3" style:family="paragraph" style:parent-style-name="Standard">
      <style:text-properties officeooo:rsid="0002e807" officeooo:paragraph-rsid="0002e807"/>
    </style:style>
    <style:style style:name="P4" style:family="paragraph" style:parent-style-name="Standard">
      <style:text-properties officeooo:rsid="0002e807" officeooo:paragraph-rsid="00035e4e"/>
    </style:style>
    <style:style style:name="P5" style:family="paragraph" style:parent-style-name="Standard">
      <style:text-properties officeooo:rsid="0002e807" officeooo:paragraph-rsid="0009f6f5"/>
    </style:style>
    <style:style style:name="P6" style:family="paragraph" style:parent-style-name="Standard">
      <style:text-properties officeooo:rsid="0002e807" officeooo:paragraph-rsid="000cc594"/>
    </style:style>
    <style:style style:name="P7" style:family="paragraph" style:parent-style-name="Standard">
      <style:text-properties officeooo:rsid="00055a42" officeooo:paragraph-rsid="00055a42"/>
    </style:style>
    <style:style style:name="P8" style:family="paragraph" style:parent-style-name="Standard">
      <style:text-properties officeooo:rsid="00055a42" officeooo:paragraph-rsid="000621dd"/>
    </style:style>
    <style:style style:name="P9" style:family="paragraph" style:parent-style-name="Standard">
      <style:text-properties officeooo:paragraph-rsid="000754ea"/>
    </style:style>
    <style:style style:name="P10" style:family="paragraph" style:parent-style-name="Standard">
      <style:text-properties officeooo:rsid="000d72be" officeooo:paragraph-rsid="000e4664"/>
    </style:style>
    <style:style style:name="P11" style:family="paragraph" style:parent-style-name="Standard">
      <style:text-properties officeooo:rsid="000e4664" officeooo:paragraph-rsid="000e4664"/>
    </style:style>
    <style:style style:name="T1" style:family="text">
      <style:text-properties officeooo:rsid="0002e807"/>
    </style:style>
    <style:style style:name="T2" style:family="text">
      <style:text-properties officeooo:rsid="00035e4e"/>
    </style:style>
    <style:style style:name="T3" style:family="text">
      <style:text-properties officeooo:rsid="00055a42"/>
    </style:style>
    <style:style style:name="T4" style:family="text">
      <style:text-properties officeooo:rsid="000621dd"/>
    </style:style>
    <style:style style:name="T5" style:family="text">
      <style:text-properties officeooo:rsid="000754ea"/>
    </style:style>
    <style:style style:name="T6" style:family="text">
      <style:text-properties officeooo:rsid="00081df5"/>
    </style:style>
    <style:style style:name="T7" style:family="text">
      <style:text-properties officeooo:rsid="0009f6f5"/>
    </style:style>
    <style:style style:name="T8" style:family="text">
      <style:text-properties officeooo:rsid="000c0aa8"/>
    </style:style>
    <style:style style:name="T9" style:family="text">
      <style:text-properties officeooo:rsid="000d72be"/>
    </style:style>
    <style:style style:name="T10" style:family="text">
      <style:text-properties officeooo:rsid="000e6ecb"/>
    </style:style>
    <style:style style:name="T11" style:family="text">
      <style:text-properties fo:font-size="15pt" officeooo:rsid="000e6ecb"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1">CHECK-POINT</text:span><text:span text:style-name="T10"> </text:span></text:p>
      <text:p text:style-name="P1"/>
      <text:p text:style-name="P1"/>
      <text:p text:style-name="P3">1. What is the difference between Needleman-Wunsch and Smith-Waterman algorithms? Why? <text:span text:style-name="T2">W</text:span>hat are advantages of each?</text:p>
      <text:p text:style-name="P3"/>
      <text:p text:style-name="P3"><text:span text:style-name="T3">Firstly, </text:span>Needleman-Wunsch is the first established, general algorithm for the comparison of the sequence, focusing on the global sequence alignment. Smith-Waterman, on the other hand, is a local sequence alignment algorithm. In this algorithm, instead of focusing on the entire sequence, it compares different segments with different possible lengths and optimize the similarity measurement. </text:p>
      <text:p text:style-name="P7">Secondly, in <text:span text:style-name="T1">Needleman-Wunsch algorithm</text:span>, for every pair of residues the alignment score has to be positive, at least equal to zero. In <text:span text:style-name="T1">Smith-Waterman algorithm </text:span>the alignment score can be either positive or negative. This is because that in <text:span text:style-name="T1">Needleman-Wunsch </text:span>no gap penalty is needed, while in <text:span text:style-name="T1">Smith-Waterman </text:span>a penalty need to be added every time you have a gap.</text:p>
      <text:p text:style-name="P8">Thirdly, usually in <text:span text:style-name="T1">Needleman-Wunsch </text:span>the scores don’t decrease between two cells along the pathway, while in <text:span text:style-name="T1">Smith-Waterman </text:span>the score can either increase, decrease or just stay the same as that in the former cell. This is also due to the fact that <text:span text:style-name="T1">Needleman-Wunsch algorithm makes use of gap penalty. As a result, when tracing back, the cell with the highest score is always at the end (lower-right) of the form while in Smith-Waterman algorithm, the highest-score cell can be in the middle of the form.</text:span></text:p>
      <text:p text:style-name="P8"/>
      <text:p text:style-name="P9"><text:span text:style-name="T4">The advantage of Needleman-Wunsch algorithm can be interpreted as that, since no gap penalty is added and the global pathway just line up the two sequences and follow the order of the residues on them gradually, is eases the calculation procedure and can get the global alignment within m*n steps. It fits well with the command when the sequences are of </text:span>approximately<text:span text:style-name="T5"> the same length. However, it may not give the alignment with the best score, as it only focus on the global alignment. On the other hand, in Smith-Waterman algorithm, with the use of gap penalty, it takes insertion, deletion and gaps into consideration, it is possible to get rid of the length restriction and match the parts which are most similar. It requires a bit more time to run than the Needleman-Wunsch algorithm. It is more suitable when the sequences </text:span>are similar along some of their lengths but <text:span text:style-name="T5">not</text:span> in others, <text:span text:style-name="T5">have different</text:span> length<text:span text:style-name="T5">s</text:span>, or share a conserved domain. </text:p>
      <text:p text:style-name="P3"/>
      <text:p text:style-name="P3">2. Is BLAST different from Smith-Waterman algorithm? In what ways?</text:p>
      <text:p text:style-name="P3"/>
      <text:p text:style-name="P6">BLAST <text:span text:style-name="T6">is </text:span>different from Smith-Waterman algorithm <text:span text:style-name="T6">i</text:span>n <text:span text:style-name="T6">the</text:span> way <text:span text:style-name="T6">that it is a heuristic sequence alignment method while the </text:span>Smith-Waterman algorithm <text:span text:style-name="T6">is dynamic programming. Dynamic programming is sensitive and accurate since it uses all the informations in the two sequences, but it also includes many unnecessary messages in the unaligned areas and thus wastes a lot calculation power and time. On the other hand, BLAST focuses on the highly aligned regions and extends in both directions. This saves the running time as well as reserves quite a lot sensitivity, although not as accurate as dynamic programming.</text:span></text:p>
      <text:p text:style-name="P6">Smith-Waterman algorithm <text:span text:style-name="T8">is used for the alignment between two sequences (or one sequence and one alignment). It</text:span> <text:span text:style-name="T6">can also be used when aligning several sequences by aligning two sequences at the first time and then aligning the alignment with one other sequence, and repeating the second step over and over until all the sequences are aligned. Meanwhile, BLAST is always used when we want to compare a query sequence to a database of different sequences.</text:span></text:p>
      <text:p text:style-name="P5"><text:span text:style-name="T6">Moreover, the </text:span>Smith-Waterman algorithm <text:span text:style-name="T7">is a manual way and thus is more accurate, but when the number of sequences is huge then BLAST is more efficient, saving much time and can be done on the website.</text:span></text:p>
      <text:p text:style-name="P5"><text:soft-page-break/></text:p>
      <text:p text:style-name="P4">3. What is the Viterbi algorithm?</text:p>
      <text:p text:style-name="P4"/>
      <text:p text:style-name="P4"/>
      <text:p text:style-name="P4"/>
      <text:p text:style-name="P3">4. How do these methods compare in speed?</text:p>
      <text:p text:style-name="P3"/>
      <text:p text:style-name="P10">In terms of calculation speed, <text:span text:style-name="T1">Viterbi algorithm would be the slowest one, because that it needs to search all paths to find the most possible path and calculate about the hidden layer. Roughly a full research on a database of 400,000 sequences can take 15 hours.</text:span></text:p>
      <text:p text:style-name="P10"/>
      <text:p text:style-name="P11">Following that would be the <text:span text:style-name="T9">dynamic programming (Needleman-Wunsch and Smith-Waterman algorithms), </text:span>in the case that they take all the areas of the two query sequences into consideration and thus include many useless regions. They are accurate but waste a lot time. Within them the Smith-Waterman algorithm is even more slower than the Needleman-Wunsch algorithm, since it calculates the local alignment and thus need to consider the insertion, deletion and gap penalty to find the best alignment, while the Needleman-Wunsch algorithm calculates the global algorithm and considers nothing about the gap penalty<text:span text:style-name="T9">. However, they only compare the two sequences without calculating the hidden layers.</text:span></text:p>
      <text:p text:style-name="P11"/>
      <text:p text:style-name="P11">And finally, BLAST would be the fastest method among them, since that it <text:span text:style-name="T10">lines up all the similar fractions of sequences together and then evaluates the results statistically, avoiding aligning the useless areas in dynamic programming. It is a smart and fast way to evaluate the entire database with the same threshold based on statistics, eliminating noises and reduces the running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2T14:23:13.267013722</meta:creation-date>
    <dc:date>2017-05-02T17:32:40.500926840</dc:date>
    <meta:editing-duration>PT14M54S</meta:editing-duration>
    <meta:editing-cycles>2</meta:editing-cycles>
    <meta:generator>LibreOffice/5.1.6.2$Linux_X86_64 LibreOffice_project/10m0$Build-2</meta:generator>
    <meta:document-statistic meta:table-count="0" meta:image-count="0" meta:object-count="0" meta:page-count="2" meta:paragraph-count="15" meta:word-count="818" meta:character-count="5070" meta:non-whitespace-character-count="4263"/>
  </office:meta>
</office:document-meta>
</file>